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10.73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5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78MXXS</text:p>
          </table:table-cell>
          <table:table-cell office:value-type="string">
            <text:p>IC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DS01</text:p>
          </table:table-cell>
          <table:table-cell office:value-type="string">
            <text:p>S1, S2, S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PINHD-1X5</text:p>
          </table:table-cell>
          <table:table-cell office:value-type="string">
            <text:p>JP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1N4148</text:p>
          </table:table-cell>
          <table:table-cell office:value-type="string">
            <text:p>D1, D2, D3, D4, D5, D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K2</text:p>
          </table:table-cell>
          <table:table-cell office:value-type="string">
            <text:p>R-EU_0207/10</text:p>
          </table:table-cell>
          <table:table-cell office:value-type="string">
            <text:p>R5, R6, R7, R8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office:value-type="string">
            <text:p>R-EU_0207/10</text:p>
          </table:table-cell>
          <table:table-cell office:value-type="string">
            <text:p>R9, R10, R1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5K</text:p>
          </table:table-cell>
          <table:table-cell office:value-type="string">
            <text:p>R-EU_0207/10</text:p>
          </table:table-cell>
          <table:table-cell office:value-type="string">
            <text:p>R1, R2, R3, R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8 1W</text:p>
          </table:table-cell>
          <table:table-cell office:value-type="string">
            <text:p>R-EU_0411/15</text:p>
          </table:table-cell>
          <table:table-cell office:value-type="string">
            <text:p>R1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050-025X075</text:p>
          </table:table-cell>
          <table:table-cell office:value-type="string">
            <text:p>C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0µ 10V</text:p>
          </table:table-cell>
          <table:table-cell office:value-type="string">
            <text:p>CPOL-EUE3.5-10</text:p>
          </table:table-cell>
          <table:table-cell office:value-type="string">
            <text:p>C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0µ 20V</text:p>
          </table:table-cell>
          <table:table-cell office:value-type="string">
            <text:p>CPOL-EUE3.5-10</text:p>
          </table:table-cell>
          <table:table-cell office:value-type="string">
            <text:p>C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string">
            <text:p>BC557</text:p>
          </table:table-cell>
          <table:table-cell office:value-type="string">
            <text:p>Q1, Q2, Q3, Q4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string">
            <text:p>BORN_VIS2</text:p>
          </table:table-cell>
          <table:table-cell office:value-type="string">
            <text:p>J1, J2, J3, J4, J5, J6, J7, J8, J9, J10, J11, J12, J13, J14, J15, J16, J17, J19, J2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PCF8574P</text:p>
          </table:table-cell>
          <table:table-cell office:value-type="string">
            <text:p>U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string">
            <text:p>RE030005</text:p>
          </table:table-cell>
          <table:table-cell office:value-type="string">
            <text:p>K1, K2, K3, K4</text:p>
          </table:table-cell>
          <table:table-cell/>
        </table:table-row>
        <table:table-row table:style-name="ro2" table:number-rows-repeated="3">
          <table:table-cell table:style-name="ce3"/>
          <table:table-cell table:style-name="ce4" table:number-columns-repeated="3"/>
          <table:table-cell/>
        </table:table-row>
        <table:table-row table:style-name="ro2">
          <table:table-cell table:style-name="ce3"/>
          <table:table-cell table:style-name="ce4" table:number-columns-repeated="3"/>
          <table:table-cell/>
        </table:table-row>
      </table:table>
      <table:named-expressions>
        <table:named-range table:name="HTML_all" table:base-cell-address="$Feuille1.$A$1" table:cell-range-address=".$A$#REF !:.$D$#REF !"/>
        <table:named-range table:name="HTML_tables" table:base-cell-address="$Feuille1.$A$1" table:cell-range-address=".$A$#REF !:.$A$#REF !"/>
        <table:named-range table:name="HTML_1" table:base-cell-address="$Feuille1.$A$1" table:cell-range-address=".$A$#REF !:.$D$#REF 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19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10-08-03T19:53:56.26</dc:date>
    <dc:creator>carl carlos</dc:creator>
    <meta:editing-duration>PT00H03M06S</meta:editing-duration>
    <meta:editing-cycles>1</meta:editing-cycles>
    <meta:document-statistic meta:table-count="1" meta:cell-count="61" meta:object-count="0"/>
  </office:meta>
</office:document-meta>
</file>